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71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4.73mm"/>
    </style:style>
    <style:style style:name="co9" style:family="table-column">
      <style:table-column-properties fo:break-before="auto" style:column-width="50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ll 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With Collar</text:p>
          </table:table-cell>
          <table:table-cell office:value-type="string" calcext:value-type="string">
            <text:p>Without Collar</text:p>
          </table:table-cell>
          <table:table-cell office:value-type="string" calcext:value-type="string">
            <text:p>No Geometry</text:p>
          </table:table-cell>
        </table:table-row>
        <table:table-row table:style-name="ro1">
          <table:table-cell office:value-type="string" calcext:value-type="string">
            <text:p>No. Events</text:p>
          </table:table-cell>
          <table:table-cell table:number-columns-repeated="3" table:style-name="ce1" office:value-type="float" office:value="10000000" calcext:value-type="float">
            <text:p>1.00E+07</text:p>
          </table:table-cell>
        </table:table-row>
        <table:table-row table:style-name="ro1">
          <table:table-cell office:value-type="string" calcext:value-type="string">
            <text:p>Hits above threshold</text:p>
          </table:table-cell>
          <table:table-cell office:value-type="float" office:value="210478" calcext:value-type="float">
            <text:p>210478</text:p>
          </table:table-cell>
          <table:table-cell office:value-type="float" office:value="213801" calcext:value-type="float">
            <text:p>213801</text:p>
          </table:table-cell>
          <table:table-cell office:value-type="float" office:value="216798" calcext:value-type="float">
            <text:p>216798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4" table:formula="of:=[.B3]/[.B2]" office:value-type="percentage" office:value="0.0210478" calcext:value-type="percentage">
            <text:p>2.10%</text:p>
          </table:table-cell>
          <table:table-cell table:style-name="ce4" table:formula="of:=[.C3]/[.C2]" office:value-type="percentage" office:value="0.0213801" calcext:value-type="percentage">
            <text:p>2.14%</text:p>
          </table:table-cell>
          <table:table-cell table:style-name="ce4" table:formula="of:=[.D3]/[.D2]" office:value-type="percentage" office:value="0.0216798" calcext:value-type="percentage">
            <text:p>2.17%</text:p>
          </table:table-cell>
        </table:table-row>
        <table:table-row table:style-name="ro1">
          <table:table-cell office:value-type="string" calcext:value-type="string">
            <text:p>% Reduction</text:p>
          </table:table-cell>
          <table:table-cell table:style-name="ce4" table:formula="of:=([.B3]-[.D3])/[.D3]" office:value-type="percentage" office:value="-0.0291515604387494" calcext:value-type="percentage">
            <text:p>-2.92%</text:p>
          </table:table-cell>
          <table:table-cell table:style-name="ce4" table:formula="of:=([.C3]-[.D3])/[.D3]" office:value-type="percentage" office:value="-0.0138239282650209" calcext:value-type="percentage">
            <text:p>-1.38%</text:p>
          </table:table-cell>
          <table:table-cell/>
        </table:table-row>
      </table:table>
      <table:table table:name="Recoil Coincidenc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With Collar</text:p>
          </table:table-cell>
          <table:table-cell office:value-type="string" calcext:value-type="string">
            <text:p>Without Collar</text:p>
          </table:table-cell>
          <table:table-cell office:value-type="string" calcext:value-type="string">
            <text:p>No Geometry</text:p>
          </table:table-cell>
        </table:table-row>
        <table:table-row table:style-name="ro1">
          <table:table-cell office:value-type="string" calcext:value-type="string">
            <text:p>No. Events</text:p>
          </table:table-cell>
          <table:table-cell table:number-columns-repeated="3" table:style-name="ce1" office:value-type="float" office:value="10000000" calcext:value-type="float">
            <text:p>1.00E+07</text:p>
          </table:table-cell>
        </table:table-row>
        <table:table-row table:style-name="ro1">
          <table:table-cell office:value-type="string" calcext:value-type="string">
            <text:p>Hits above threshold</text:p>
          </table:table-cell>
          <table:table-cell office:value-type="float" office:value="26126" calcext:value-type="float">
            <text:p>26126</text:p>
          </table:table-cell>
          <table:table-cell office:value-type="float" office:value="27980" calcext:value-type="float">
            <text:p>27980</text:p>
          </table:table-cell>
          <table:table-cell office:value-type="float" office:value="23363" calcext:value-type="float">
            <text:p>23363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4" table:formula="of:=[.B3]/[.B2]" office:value-type="percentage" office:value="0.0026126" calcext:value-type="percentage">
            <text:p>0.26%</text:p>
          </table:table-cell>
          <table:table-cell table:style-name="ce4" table:formula="of:=[.C3]/[.C2]" office:value-type="percentage" office:value="0.002798" calcext:value-type="percentage">
            <text:p>0.28%</text:p>
          </table:table-cell>
          <table:table-cell table:style-name="ce4" table:formula="of:=[.D3]/[.D2]" office:value-type="percentage" office:value="0.002336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% Reduction</text:p>
          </table:table-cell>
          <table:table-cell table:style-name="ce4" table:formula="of:=([.B3]-[.D3])/[.D3]" office:value-type="percentage" office:value="0.118263921585413" calcext:value-type="percentage">
            <text:p>11.83%</text:p>
          </table:table-cell>
          <table:table-cell table:style-name="ce4" table:formula="of:=([.C3]-[.D3])/[.D3]" office:value-type="percentage" office:value="0.197620168642726" calcext:value-type="percentage">
            <text:p>19.76%</text:p>
          </table:table-cell>
          <table:table-cell/>
        </table:table-row>
      </table:table>
      <table:table table:name="RecoilCoincidence+NeutronEvent" table:style-name="ta1"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With Collar</text:p>
          </table:table-cell>
          <table:table-cell office:value-type="string" calcext:value-type="string">
            <text:p>Without Collar</text:p>
          </table:table-cell>
          <table:table-cell office:value-type="string" calcext:value-type="string">
            <text:p>No Geometry</text:p>
          </table:table-cell>
        </table:table-row>
        <table:table-row table:style-name="ro1">
          <table:table-cell office:value-type="string" calcext:value-type="string">
            <text:p>No. Events</text:p>
          </table:table-cell>
          <table:table-cell table:number-columns-repeated="3" table:style-name="ce1" office:value-type="float" office:value="10000000" calcext:value-type="float">
            <text:p>1.00E+07</text:p>
          </table:table-cell>
        </table:table-row>
        <table:table-row table:style-name="ro1">
          <table:table-cell office:value-type="string" calcext:value-type="string">
            <text:p>Neutron Hits above threshold</text:p>
          </table:table-cell>
          <table:table-cell office:value-type="float" office:value="22392" calcext:value-type="float">
            <text:p>22392</text:p>
          </table:table-cell>
          <table:table-cell office:value-type="float" office:value="24253" calcext:value-type="float">
            <text:p>24253</text:p>
          </table:table-cell>
          <table:table-cell office:value-type="float" office:value="21156" calcext:value-type="float">
            <text:p>21156</text:p>
          </table:table-cell>
        </table:table-row>
        <table:table-row table:style-name="ro1">
          <table:table-cell office:value-type="string" calcext:value-type="string">
            <text:p>Gamma Hits above threshold</text:p>
          </table:table-cell>
          <table:table-cell office:value-type="float" office:value="1410" calcext:value-type="float">
            <text:p>1410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4" table:formula="of:=[.B3]/[.B2]" office:value-type="percentage" office:value="0.0022392" calcext:value-type="percentage">
            <text:p>0.22%</text:p>
          </table:table-cell>
          <table:table-cell table:style-name="ce4" table:formula="of:=[.C3]/[.C2]" office:value-type="percentage" office:value="0.0024253" calcext:value-type="percentage">
            <text:p>0.24%</text:p>
          </table:table-cell>
          <table:table-cell table:style-name="ce4" table:formula="of:=[.D3]/[.D2]" office:value-type="percentage" office:value="0.0021156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% Change</text:p>
          </table:table-cell>
          <table:table-cell table:style-name="ce4" table:formula="of:=([.B3]-[.D3])/[.D3]" office:value-type="percentage" office:value="0.0584231423709586" calcext:value-type="percentage">
            <text:p>5.84%</text:p>
          </table:table-cell>
          <table:table-cell table:style-name="ce4" table:formula="of:=([.C3]-[.D3])/[.D3]" office:value-type="percentage" office:value="0.146388731329174" calcext:value-type="percentage">
            <text:p>14.6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3:07:55.041276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5T14:32:20.405084587</meta:creation-date>
    <dc:date>2023-07-19T16:53:47.924882229</dc:date>
    <meta:editing-duration>PT8H56M</meta:editing-duration>
    <meta:editing-cycles>6</meta:editing-cycles>
    <meta:generator>LibreOffice/6.0.7.3$Linux_X86_64 LibreOffice_project/00m0$Build-3</meta:generator>
    <meta:document-statistic meta:table-count="3" meta:cell-count="58" meta:object-count="0"/>
  </office:meta>
</office:document-meta>
</file>